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2000000CB56D974B675514360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065dc5" officeooo:paragraph-rsid="00065dc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5293" style:font-name="Tahoma" fo:font-size="40pt" fo:font-weight="bold" officeooo:rsid="00065dc5" officeooo:paragraph-rsid="00065dc5" style:font-size-asian="40pt" style:language-asian="nl" style:country-asian="BE" style:font-weight-asian="bold" style:font-name-complex="Tahoma1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5293" style:font-name="Tahoma" fo:font-size="40pt" fo:font-weight="bold" officeooo:rsid="00065dc5" officeooo:paragraph-rsid="0006d50e" style:font-size-asian="40pt" style:language-asian="nl" style:country-asian="BE" style:font-weight-asian="bold" style:font-name-complex="Tahoma1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484in" svg:y="-0.1693in" svg:width="4in" svg:height="1.0098in" draw:z-index="0"><draw:image xlink:href="Pictures/1000000000000322000000CB56D974B67551436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bedded Programming </text:p>
      <text:p text:style-name="P3">met Microcontrollers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</meta:initial-creator>
    <meta:creation-date>2016-04-16T22:42:19.900822623</meta:creation-date>
    <dc:date>2016-04-16T23:23:36.985203297</dc:date>
    <dc:creator>bart </dc:creator>
    <meta:editing-duration>PT21M35S</meta:editing-duration>
    <meta:editing-cycles>3</meta:editing-cycles>
    <meta:generator>LibreOffice/5.0.3.2$Linux_X86_64 LibreOffice_project/00m0$Build-2</meta:generator>
    <meta:document-statistic meta:table-count="0" meta:image-count="1" meta:object-count="0" meta:page-count="1" meta:paragraph-count="3" meta:word-count="4" meta:character-count="42" meta:non-whitespace-character-count="38"/>
  </office:meta>
</office:document-meta>
</file>